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6 Sheet1.B3:Sheet1.B3 Sheet1.B4:Sheet1.B56 Sheet1.C3:Sheet1.C3 Sheet1.C4:Sheet1.C56 Sheet1.D3:Sheet1.D3 Sheet1.D4:Sheet1.D56 Sheet1.E3:Sheet1.E3 Sheet1.E4:Sheet1.E56 Sheet1.F3:Sheet1.F3 Sheet1.F4:Sheet1.F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6 Sheet1.C3:Sheet1.C3 Sheet1.C4:Sheet1.C56 Sheet1.D3:Sheet1.D3 Sheet1.D4:Sheet1.D56 Sheet1.E3:Sheet1.E3 Sheet1.E4:Sheet1.E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56 Sheet1.G3:Sheet1.G3 Sheet1.G10:Sheet1.G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7]-[.$C57]-[.$D57]" office:value-type="float" office:value="0" calcext:value-type="float">
            <text:p>0</text:p>
          </table:table-cell>
          <table:table-cell table:formula="of:=([.F57]-[.F56])/[.F5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7">00.00.0000</text:date></text:span><text:span text:style-name="MT1">, </text:span><text:span text:style-name="MT1"><text:time style:data-style-name="N2" text:time-value="22:02:14.85433933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4-27T17:03:15.757563083</dc:date>
    <meta:editing-duration>P26DT17H36M43S</meta:editing-duration>
    <meta:editing-cycles>63</meta:editing-cycles>
    <meta:generator>LibreOffice/6.3.0.4$Linux_X86_64 LibreOffice_project/30$Build-4</meta:generator>
    <dc:creator>Filip Brcic</dc:creator>
    <meta:document-statistic meta:table-count="1" meta:cell-count="101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6" chart:label-cell-address="Sheet1.B3:Sheet1.B3" chart:class="chart:line">
            <chart:data-point chart:repeated="53"/>
          </chart:series>
          <chart:series chart:style-name="ch7" chart:values-cell-range-address="Sheet1.C4:Sheet1.C56" chart:label-cell-address="Sheet1.C3:Sheet1.C3" chart:class="chart:line">
            <chart:data-point chart:repeated="53"/>
          </chart:series>
          <chart:series chart:style-name="ch8" chart:values-cell-range-address="Sheet1.D4:Sheet1.D56" chart:label-cell-address="Sheet1.D3:Sheet1.D3" chart:class="chart:line">
            <chart:data-point chart:repeated="53"/>
          </chart:series>
          <chart:series chart:style-name="ch9" chart:values-cell-range-address="Sheet1.E4:Sheet1.E56" chart:label-cell-address="Sheet1.E3:Sheet1.E3" chart:class="chart:line">
            <chart:data-point chart:repeated="53"/>
          </chart:series>
          <chart:series chart:style-name="ch10" chart:values-cell-range-address="Sheet1.F4:Sheet1.F56" chart:label-cell-address="Sheet1.F3:Sheet1.F3" chart:class="chart:line"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6</svg:desc>
                </draw:g>
              </table:table-cell>
              <table:table-cell office:value-type="float" office:value="1">
                <text:p>1</text:p>
                <draw:g>
                  <svg:desc>Sheet1.B4:Sheet1.B56</svg:desc>
                </draw:g>
              </table:table-cell>
              <table:table-cell office:value-type="float" office:value="0">
                <text:p>0</text:p>
                <draw:g>
                  <svg:desc>Sheet1.C4:Sheet1.C56</svg:desc>
                </draw:g>
              </table:table-cell>
              <table:table-cell office:value-type="float" office:value="0">
                <text:p>0</text:p>
                <draw:g>
                  <svg:desc>Sheet1.D4:Sheet1.D56</svg:desc>
                </draw:g>
              </table:table-cell>
              <table:table-cell office:value-type="float" office:value="NaN">
                <text:p>NaN</text:p>
                <draw:g>
                  <svg:desc>Sheet1.E4:Sheet1.E56</svg:desc>
                </draw:g>
              </table:table-cell>
              <table:table-cell office:value-type="float" office:value="1">
                <text:p>1</text:p>
                <draw:g>
                  <svg:desc>Sheet1.F4:Sheet1.F5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6 Sheet1.C3:Sheet1.E5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6" chart:label-cell-address="Sheet1.C3:Sheet1.C3" chart:class="chart:line">
            <chart:data-point chart:repeated="53"/>
          </chart:series>
          <chart:series chart:style-name="ch7" chart:values-cell-range-address="Sheet1.D4:Sheet1.D56" chart:label-cell-address="Sheet1.D3:Sheet1.D3" chart:class="chart:line">
            <chart:data-point chart:repeated="53"/>
          </chart:series>
          <chart:series chart:style-name="ch8" chart:values-cell-range-address="Sheet1.E4:Sheet1.E56" chart:label-cell-address="Sheet1.E3:Sheet1.E3" chart:class="chart:line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6</svg:desc>
                </draw:g>
              </table:table-cell>
              <table:table-cell office:value-type="float" office:value="0">
                <text:p>0</text:p>
                <draw:g>
                  <svg:desc>Sheet1.C4:Sheet1.C56</svg:desc>
                </draw:g>
              </table:table-cell>
              <table:table-cell office:value-type="float" office:value="0">
                <text:p>0</text:p>
                <draw:g>
                  <svg:desc>Sheet1.D4:Sheet1.D56</svg:desc>
                </draw:g>
              </table:table-cell>
              <table:table-cell office:value-type="float" office:value="NaN">
                <text:p>NaN</text:p>
                <draw:g>
                  <svg:desc>Sheet1.E4:Sheet1.E5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56 Sheet1.G3:Sheet1.G3 Sheet1.G10:Sheet1.G56" chart:data-source-has-labels="both" svg:x="0.308cm" svg:y="0.558cm" svg:width="13.045cm" svg:height="7.347cm">
          <chartooo:coordinate-region svg:x="1.75cm" svg:y="0.752cm" svg:width="11.603cm" svg:height="6.517cm"/>
          <chart:axis chart:dimension="x" chart:name="primary-x" chart:style-name="ch4" chartooo:axis-type="auto">
            <chartooo:date-scale/>
            <chart:categories table:cell-range-address="Sheet1.A10:Sheet1.A5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